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text-underline-style="none"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rebuchet MS" fo:font-size="12pt" style:font-size-asian="10.5pt" style:font-size-complex="12pt"/>
    </style:style>
    <style:style style:name="P3" style:family="paragraph" style:parent-style-name="Standard">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4" style:family="paragraph" style:parent-style-name="Standard" style:list-style-name="L4">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5" style:family="paragraph" style:parent-style-name="Standard">
      <style:paragraph-properties fo:text-align="start" style:justify-single-word="false"/>
      <style:text-properties style:font-name="Trebuchet MS" fo:font-size="12pt" fo:font-style="italic" style:text-underline-style="solid" style:text-underline-width="auto" style:text-underline-color="font-color" style:font-size-asian="10.5pt" style:font-style-asian="italic" style:font-size-complex="12pt" style:font-style-complex="italic"/>
    </style:style>
    <style:style style:name="P6" style:family="paragraph" style:parent-style-name="Standard">
      <style:paragraph-properties fo:text-align="start" style:justify-single-word="false"/>
      <style:text-properties style:font-name="Trebuchet M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P11" style:family="paragraph" style:parent-style-name="Footer">
      <style:paragraph-properties fo:text-align="center" style:justify-single-word="false"/>
    </style:style>
    <style:style style:name="P12" style:family="paragraph" style:parent-style-name="Footer">
      <style:paragraph-properties fo:text-align="center" style:justify-single-word="false"/>
      <style:text-properties fo:font-size="8pt" style:font-size-asian="8pt" style:font-size-complex="8pt"/>
    </style:style>
    <style:style style:name="P13" style:family="paragraph" style:parent-style-name="Footer">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cm" fo:margin-bottom="0.499cm" fo:background-color="#000000">
        <style:background-image/>
      </style:paragraph-properties>
      <style:text-properties fo:color="#f8f8f8"/>
    </style:style>
    <style:style style:name="P15" style:family="paragraph" style:parent-style-name="Preformatted_20_Text">
      <style:paragraph-properties fo:background-color="#000000">
        <style:background-image/>
      </style:paragraph-properties>
      <style:text-properties fo:color="#f8f8f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T6" style:family="text">
      <style:text-properties fo:color="#99cf50"/>
    </style:style>
    <style:style style:name="T7" style:family="text">
      <style:text-properties fo:color="#008000"/>
    </style:style>
    <style:style style:name="T8" style:family="text">
      <style:text-properties fo:color="#008000" fo:font-style="italic"/>
    </style:style>
    <style:style style:name="T9" style:family="text">
      <style:text-properties fo:color="#9966cc"/>
    </style:style>
    <style:style style:name="T10" style:family="text">
      <style:text-properties fo:color="#ff950e"/>
    </style:style>
    <style:style style:name="T11" style:family="text">
      <style:text-properties style:font-name="Trebuchet MS"/>
    </style:style>
    <style:style style:name="T12" style:family="text">
      <style:text-properties style:font-name="Trebuchet MS" fo:font-size="12pt" fo:font-style="normal" style:text-underline-style="none" style:font-size-asian="10.5pt" style:font-style-asian="normal" style:font-size-complex="12pt" style:font-style-complex="normal"/>
    </style:style>
    <style:style style:name="T13" style:family="text">
      <style:text-properties fo:color="#666666" style:font-name="Trebuchet MS"/>
    </style:style>
    <style:style style:name="T14" style:family="text">
      <style:text-properties fo:color="#666666" style:font-name="Trebuchet MS" fo:font-size="10pt" style:font-size-asian="10pt" style:font-size-complex="10pt"/>
    </style:style>
    <style:style style:name="T15" style:family="text">
      <style:text-properties fo:color="#666666" style:font-name="Trebuchet MS" fo:font-size="8pt" style:font-size-asian="8pt" style:font-size-complex="8pt"/>
    </style:style>
    <style:style style:name="T16" style:family="text">
      <style:text-properties style:use-window-font-color="true"/>
    </style:style>
    <style:style style:name="T17" style:family="text">
      <style:text-properties fo:color="#0099ff" style:font-name="DejaVu Sans Mono" fo:font-size="12pt" fo:font-style="normal" style:text-underline-style="none" style:font-size-asian="10.5pt" style:font-style-asian="normal" style:font-size-complex="12pt" style:font-style-complex="normal"/>
    </style:style>
    <style:style style:name="T18" style:family="text">
      <style:text-properties fo:color="#83caff"/>
    </style:style>
    <style:style style:name="T19" style:family="text">
      <style:text-properties fo:color="#ff3366"/>
    </style:style>
    <style:style style:name="T20" style:family="text">
      <style:text-properties fo:color="#00b8ff" style:font-name="DejaVu Sans Mono" fo:font-size="12pt" fo:font-style="normal" style:text-underline-style="none" style:font-size-asian="10.5pt" style:font-style-asian="normal" style:font-size-complex="12pt" style:font-style-complex="normal"/>
    </style:style>
    <style:style style:name="T21" style:family="text">
      <style:text-properties fo:color="#99ccff"/>
    </style:style>
    <style:style style:name="T22" style:family="text">
      <style:text-properties fo:color="#99ccff" style:font-name="Trebuchet MS" fo:font-size="12pt" fo:font-style="normal" style:text-underline-style="none" style:font-size-asian="10.5pt" style:font-style-asian="normal" style:font-size-complex="12pt" style:font-style-complex="normal"/>
    </style:style>
    <style:style style:name="T23" style:family="text">
      <style:text-properties fo:color="#99ccff" style:font-name="DejaVu Sans Mono" fo:font-size="12pt" fo:font-style="normal" style:text-underline-style="none" style:font-size-asian="10.5pt" style:font-style-asian="normal" style:font-size-complex="12pt" style:font-style-complex="normal"/>
    </style:style>
    <style:style style:name="T24" style:family="text">
      <style:text-properties fo:color="#280099" style:font-name="DejaVu Sans Mono" fo:font-size="12pt" fo:font-style="normal" style:text-underline-style="none" style:font-size-asian="10.5pt" style:font-style-asian="normal" style:font-size-complex="12pt" style:font-style-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 &amp; Parallax Mapping Tutorial</text:p>
      <text:p text:style-name="P2"/>
      <text:p text:style-name="P2"/>
      <text:p text:style-name="P2"><text:span text:style-name="T5">Introduction</text:span><text:line-break/></text:p>
      <text:p text:style-name="P2">This tutorial assumes a basic understanding of OpenGL and GLSL, as well as the ability to load and initialise shaders and to draw geometry using <text:span text:style-name="T1">vertex buffer objects</text:span><text:span text:style-name="T2">, under the OpenGL core profile. You should also know how to perform lighting calculations in the fragment shader.</text:span></text:p>
      <text:p text:style-name="P2"><text:span text:style-name="T2"/></text:p>
      <text:p text:style-name="P2"><text:span text:style-name="T2"/></text:p>
      <text:p text:style-name="P8">What You'll Learn</text:p>
      <text:p text:style-name="P3"><text:span text:style-name="T3"/></text:p>
      <text:p text:style-name="P3"><text:span text:style-name="T3">By the end of this tutorial, you will have learned:</text:span></text:p>
      <text:p text:style-name="P3"><text:span text:style-name="T3"/></text:p>
      <text:list xml:id="list579190853" text:style-name="L4">
        <text:list-item>
          <text:p text:style-name="P4"><text:span text:style-name="T3">What tangent space is, and how to convert vertices between model space and tangent space.</text:span></text:p>
        </text:list-item>
        <text:list-item>
          <text:p text:style-name="P4"><text:span text:style-name="T3">How to apply a normal map to lighting calculations, for texture-accurate lighting.</text:span></text:p>
        </text:list-item>
        <text:list-item>
          <text:p text:style-name="P4"><text:span text:style-name="T3">What parallax mapping is.</text:span></text:p>
        </text:list-item>
        <text:list-item>
          <text:p text:style-name="P4"><text:span text:style-name="T3">How to transform texture coordinates using parallax mapping, to simulate 3D geometry on a 2D surface.</text:span></text:p>
        </text:list-item>
      </text:list>
      <text:p text:style-name="P3"><text:span text:style-name="T3"/></text:p>
      <text:p text:style-name="P3"><text:span text:style-name="T3"/></text:p>
      <text:p text:style-name="P7"><text:span text:style-name="T2">Model Space</text:span></text:p>
      <text:p text:style-name="P5"><text:span text:style-name="T4"/></text:p>
      <text:p text:style-name="P5"><text:span text:style-name="T4">Since you have some experience writing shaders, you should have heard of the term “model space”, or should at least have heard of the model view matrix. How exactly does the graphics card know how to draw vertex data? Well, you usually tell it how to do so in the form of a vertex shader, something like this:</text:span></text:p>
      <text:p text:style-name="P5"/>
      <text:section text:style-name="Sect1" text:name="parsed_code">
        <text:p text:style-name="P15"><text:span text:style-name="T6"/></text:p>
        <text:p text:style-name="P15"><text:span text:style-name="T6"><text:s/></text:span><text:span text:style-name="T19">in</text:span><text:span text:style-name="T6"> </text:span><text:span text:style-name="T9">vec4</text:span><text:span text:style-name="T6"> </text:span><text:span text:style-name="T16">in_vertex;</text:span></text:p>
        <text:p text:style-name="P15"><text:span text:style-name="T6"><text:s/>void</text:span> <text:span text:style-name="T21">main</text:span>(<text:span text:style-name="T6">void</text:span>)</text:p>
        <text:p text:style-name="P15"><text:s/>{</text:p>
        <text:p text:style-name="P15"><text:s text:c="5"/><text:span text:style-name="T9">vec4</text:span> <text:span text:style-name="T16">modelVertex</text:span> = <text:span text:style-name="T16">u_modelViewMatrix * in_vertex;</text:span></text:p>
        <text:p text:style-name="P15"><text:s text:c="5"/><text:span text:style-name="T7">/* other code goes here */</text:span></text:p>
        <text:p text:style-name="P15"><text:s text:c="5"/><text:span text:style-name="T10">gl_Position</text:span> = <text:span text:style-name="T16">u_projectionMatrix</text:span> * <text:span text:style-name="T16">modelVertex</text:span>;</text:p>
        <text:p text:style-name="P14"><text:s/>}<text:line-break/></text:p>
      </text:section>
      <text:p text:style-name="P6">To get the vertex into a usable form – one which represents where it is relative to the camera at (0, 0, 0) – we need to convert it to model space. Model space means exactly what it sounds like – a programmer-defined model of 3D space. Once we have the vertex in this form, we can use it in calculations such as lighting which involve other vertices in the same form.</text:p>
      <text:p text:style-name="P6"/>
      <text:p text:style-name="P6">The model view matrix simply defines a model of 3D space, and by multiplying a matrix by a vertex, we're converting that vertex into the space defined by the matrix.</text:p>
      <text:p text:style-name="P7"><text:soft-page-break/>What Are We Doing?</text:p>
      <text:p text:style-name="P6"/>
      <text:p text:style-name="P6">There is another defintion of 3D space usually called tangent space. Before I get into what tangent space is, I should explain what exactly we'll be doing.</text:p>
      <text:p text:style-name="P6"/>
      <text:p text:style-name="P6">First, we're going to take a textured 2D surface and apply lighting calculations to it as if it's actually a 3D object. After that, we're going to actually make it look 3D based on what angle we're viewing it from. We can do this by displacing the texture further away, in the same direction as the eye vector.</text:p>
      <text:p text:style-name="P6"/>
      <text:p text:style-name="P9"><text:span text:style-name="T12">Confusing, right? Let's focus on just the lighting for now.</text:span></text:p>
      <text:p text:style-name="P9"><text:span text:style-name="T12"/></text:p>
      <text:p text:style-name="P9"><text:span text:style-name="T12"/></text:p>
      <text:p text:style-name="P10"><text:span text:style-name="T11">Normal Map</text:span></text:p>
      <text:p text:style-name="P9"><text:span text:style-name="T12"/></text:p>
      <text:p text:style-name="P9"><text:span text:style-name="T12">Lighting calculations require a normal to indicate which way the surface is facing. If we're using a single 2D surface, the entire surface is facing one way. So how can we possibly do lighting calculations as if it's a 3D object... if we only have one normal?</text:span></text:p>
      <text:p text:style-name="P9"><text:span text:style-name="T12"/></text:p>
      <text:p text:style-name="P9"><text:span text:style-name="T12">We'll use something called a normal map.</text:span></text:p>
      <text:p text:style-name="P9"><text:span text:style-name="T12"/></text:p>
      <text:p text:style-name="P9"><text:span text:style-name="T12">A normal map describes itself perfectly – it's a map of normals. In addition to the texture we're using, we'll use another texture the same size, but instead of mapping colour pixels, we'll be mapping the normal at each pixel.</text:span></text:p>
      <text:p text:style-name="P9"><text:span text:style-name="T12"/></text:p>
      <text:p text:style-name="P9"><text:span text:style-name="T12">I'll say that again. For each colour pixel, we have a normal associated with that point on the texture. This effectively lets us do lighting calculations on the texture as if each pixel is a separate surface.</text:span></text:p>
      <text:p text:style-name="P9"><text:span text:style-name="T12"/></text:p>
      <text:p text:style-name="P9"><text:span text:style-name="T12"/></text:p>
      <text:p text:style-name="P10"><text:span text:style-name="T11">Tangent Space</text:span></text:p>
      <text:p text:style-name="P9"><text:span text:style-name="T12"/></text:p>
      <text:p text:style-name="P9"><text:span text:style-name="T12">When we used normals in the past in lighting calculations, we couldn't just use the normal vector. We had to do something like this:</text:span></text:p>
      <text:p text:style-name="P9"><text:span text:style-name="T12"/></text:p>
      <text:section text:style-name="Sect1" text:name="Section1">
        <text:p text:style-name="P15"/>
        <text:p text:style-name="P15"><text:span text:style-name="T8"><text:s/></text:span><text:span text:style-name="T19">in</text:span> <text:span text:style-name="T9">vec4</text:span> in_normal;</text:p>
        <text:p text:style-name="P15"><text:s/><text:span text:style-name="T19">smooth</text:span> <text:span text:style-name="T19">out</text:span> <text:span text:style-name="T9">vec4</text:span> out_normal;</text:p>
        <text:p text:style-name="P15"><text:s/><text:span text:style-name="T6">void</text:span> <text:span text:style-name="T21">main</text:span>(<text:span text:style-name="T6">void</text:span>)</text:p>
        <text:p text:style-name="P15"><text:s/>{</text:p>
        <text:p text:style-name="P15"><text:s text:c="5"/><text:span text:style-name="T7">...</text:span></text:p>
        <text:p text:style-name="P15"><text:s text:c="5"/>out_normal = <text:span text:style-name="T21">normalize</text:span>(<text:span text:style-name="T16">u_modelViewMatrix</text:span> * <text:span text:style-name="T21">normalize</text:span>(in_normal));</text:p>
        <text:p text:style-name="P15"><text:s text:c="5"/><text:span text:style-name="T7">...</text:span></text:p>
        <text:p text:style-name="P14"><text:s/>}<text:line-break/></text:p>
      </text:section>
      <text:p text:style-name="P9"><text:span text:style-name="T12">Look familiar? By definition, the normal needs to be normalized, which is why we use </text:span><text:span text:style-name="T17">normalize</text:span><text:span text:style-name="T12"> so much, but other than that, it's easy to see that we're just converting it to model 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font-size="8pt" style:font-size-asian="8pt" style:font-size-complex="8pt"/>
    </style:style>
    <style:style style:name="MP3" style:family="paragraph" style:parent-style-name="Footer">
      <style:paragraph-properties fo:text-align="center" style:justify-single-word="false"/>
    </style:style>
    <style:style style:name="MT1" style:family="text">
      <style:text-properties fo:color="#666666" style:font-name="Trebuchet MS"/>
    </style:style>
    <style:style style:name="MT2" style:family="text">
      <style:text-properties fo:color="#666666" style:font-name="Trebuchet MS" fo:font-size="8pt" style:font-size-asian="8pt" style:font-size-complex="8pt"/>
    </style:style>
    <style:style style:name="MT3" style:family="text">
      <style:text-properties fo:color="#000080" style:font-name="Trebuchet MS" fo:font-size="8pt" style:font-size-asian="8pt" style:font-size-complex="8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pyright © 2013 David Farrell.</text:span></text:p>
        <text:p text:style-name="MP2"><text:span text:style-name="MT1"/></text:p>
        <text:p text:style-name="MP3"><text:span text:style-name="MT2">This work is licensed under the Creative Commons Attribution-ShareAlike 3.0 Unported License.</text:span></text:p>
        <text:p text:style-name="MP3"><text:span text:style-name="MT2">To view a copy of this license, visit </text:span><text:a xlink:type="simple" xlink:href="http://creativecommons.org/licenses/by-sa/3.0/deed.en_US"><text:span text:style-name="MT3">http://creativecommons.org/licenses/by-sa/3.0/deed.en_US</text:span></text:a><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8:24:34</meta:creation-date>
    <dc:date>2013-11-07T23:03:39</dc:date>
    <meta:editing-duration>PT4H22M55S</meta:editing-duration>
    <meta:editing-cycles>18</meta:editing-cycles>
    <meta:generator>LibreOffice/3.5$Linux_X86_64 LibreOffice_project/350m1$Build-2</meta:generator>
    <meta:document-statistic meta:table-count="0" meta:image-count="0" meta:object-count="0" meta:page-count="2" meta:paragraph-count="43" meta:word-count="638" meta:character-count="3715" meta:non-whitespace-character-count="3082"/>
  </office:meta>
</office:document-meta>
</file>